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21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Facture</text:p>
            <text:p text:style-name="P14">Réf. : [doc.ref]</text:p>
            <text:p text:style-name="P12">Date de facturation : [doc.date_fr;magnet=text:p]</text:p>
            <text:p text:style-name="P12">Date échéance : [doc.date_lim_reglement_fr;magnet=text:p]</text:p>
            <text:p text:style-name="P12"/>
            <text:p text:style-name="P12">Réf. commande : [doc_linked.commande.0.ref;magnet=text:p]</text:p>
            <text:p text:style-name="P12">Date commande : [doc_linked.commande.0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Émetteur :</text:p>
          </table:table-cell>
          <table:table-cell table:style-name="Tableau2.B1" office:value-type="string">
            <text:p text:style-name="P11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Téléphone : [mysoc.phone]</text:p>
            <text:p text:style-name="P6">Fax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Tel : [contact.CUSTOMER.phone;magnet=text:p]</text:p>
            <text:p text:style-name="P11"/>
            <text:p text:style-name="P13">[societe.name]</text:p>
            <text:p text:style-name="P15">[societe.address]</text:p>
            <text:p text:style-name="P15">[societe.zip] [societe.town]</text:p>
            <text:p text:style-name="P5">[societe.country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Référence</text:p>
          </table:table-cell>
          <table:table-cell table:style-name="Tableau4.A1" office:value-type="string">
            <text:p text:style-name="P16">Désignation</text:p>
          </table:table-cell>
          <table:table-cell table:style-name="Tableau4.A1" office:value-type="string">
            <text:p text:style-name="P16">T.V.A.</text:p>
          </table:table-cell>
          <table:table-cell table:style-name="Tableau4.A1" office:value-type="string">
            <text:p text:style-name="P16">Unité</text:p>
          </table:table-cell>
          <table:table-cell table:style-name="Tableau4.A1" office:value-type="string">
            <text:p text:style-name="P16">Qté</text:p>
          </table:table-cell>
          <table:table-cell table:style-name="Tableau4.A1" office:value-type="string">
            <text:p text:style-name="P16">Prix </text:p>
            <text:p text:style-name="P16">Unitaire HT (€)</text:p>
          </table:table-cell>
          <table:table-cell table:style-name="Tableau4.A1" office:value-type="string">
            <text:p text:style-name="P16">Remise</text:p>
            <text:p text:style-name="P16">(%)</text:p>
          </table:table-cell>
          <table:table-cell table:style-name="Tableau4.A1" office:value-type="string">
            <text:p text:style-name="P16">Prix Unitaire</text:p>
            <text:p text:style-name="P16">Remisé HT (€)</text:p>
          </table:table-cell>
          <table:table-cell table:style-name="Tableau4.I1" office:value-type="string">
            <text:p text:style-name="P16">Total HT (€)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Conditions de règlement : [contact.reglement]</text:p>
            <text:p text:style-name="P17"/>
            <text:p text:style-name="P17">Mode de règlement : [contact.mode_reglement]</text:p>
          </table:table-cell>
          <table:table-cell table:style-name="Tableau6.B1" office:value-type="string">
            <text:p text:style-name="P16">Total HT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Montant TVA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Montant TTC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9T10:11:37</dc:date>
    <dc:creator>Geoffrey </dc:creator>
    <meta:generator>LibreOffice/3.5$Linux_X86_64 LibreOffice_project/350m1$Build-2</meta:generator>
    <meta:editing-duration>PT10H8M9S</meta:editing-duration>
    <meta:editing-cycles>123</meta:editing-cycles>
    <meta:document-statistic meta:table-count="6" meta:image-count="0" meta:object-count="0" meta:page-count="1" meta:paragraph-count="56" meta:word-count="146" meta:character-count="1604" meta:non-whitespace-character-count="1510"/>
  </office:meta>
</office:document-meta>
</file>